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T1">BMW 118i</text:span> : environ <text:span text:style-name="T1">4,3 m x 1,8 m x 1,4 m</text:span></text:p>
        </text:list-item>
      </text:list>
      <text:list text:style-name="L2">
        <text:list-item>
          <text:p text:style-name="P2"><text:span text:style-name="T1">BMW X5</text:span> : environ <text:span text:style-name="T1">4,9 m x 2,0 m x 1,7 m</text:span></text:p>
        </text:list-item>
      </text:list>
      <text:list text:style-name="L3">
        <text:list-item>
          <text:p text:style-name="P3"><text:span text:style-name="T1">Tesla Cybertruck</text:span> : environ <text:span text:style-name="T1">5,7 m x 2,0 m x 1,8 m</text:span></text:p>
        </text:list-item>
      </text:list>
      <text:list text:style-name="L4">
        <text:list-item>
          <text:p text:style-name="P4"><text:span text:style-name="T1">Tesla Model S</text:span> : environ <text:span text:style-name="T1">5,0 m x 1,9 m x 1,4 m</text:span></text:p>
        </text:list-item>
      </text:list>
      <text:list text:style-name="L5">
        <text:list-item>
          <text:p text:style-name="P5"><text:span text:style-name="T1">Tesla Model Y</text:span> : environ <text:span text:style-name="T1">4,8 m x 1,9 m x 1,6 m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5T09:41:23.216231100</meta:creation-date>
    <dc:date>2025-08-15T09:41:43.251861300</dc:date>
    <meta:editing-duration>PT20S</meta:editing-duration>
    <meta:editing-cycles>1</meta:editing-cycles>
    <meta:document-statistic meta:table-count="0" meta:image-count="0" meta:object-count="0" meta:page-count="1" meta:paragraph-count="5" meta:word-count="67" meta:character-count="221" meta:non-whitespace-character-count="164"/>
    <meta:generator>LibreOffice/25.2.5.2$Windows_X86_64 LibreOffice_project/03d19516eb2e1dd5d4ccd751a0d6f35f35e08022</meta:generator>
  </office:meta>
</office:document-meta>
</file>